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59E616E3B38.png" manifest:media-type="image/png"/>
  <manifest:file-entry manifest:full-path="Pictures/100000010000101E00001D2FF8198B84.tif" manifest:media-type="image/tiff"/>
  <manifest:file-entry manifest:full-path="Pictures/1000000100000C4E00000ABD86481F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2cm" svg:height="23.748cm" svg:x="0.882cm" svg:y="1.87cm">
          <draw:image xlink:href="Pictures/100000010000101E00001D2FF8198B84.tif" xlink:type="simple" xlink:show="embed" xlink:actuate="onLoad" draw:mime-type="image/tiff">
            <text:p/>
          </draw:image>
        </draw:frame>
        <draw:frame draw:style-name="gr1" draw:text-style-name="P1" draw:layer="layout" svg:width="9.68cm" svg:height="8.838cm" svg:x="0.827cm" svg:y="14.152cm">
          <draw:image xlink:href="Pictures/1000000100000C4E00000ABD86481F9E.png" xlink:type="simple" xlink:show="embed" xlink:actuate="onLoad" draw:mime-type="image/png">
            <text:p/>
          </draw:image>
        </draw:frame>
        <draw:frame draw:style-name="gr1" draw:text-style-name="P1" draw:layer="layout" svg:width="2.097cm" svg:height="6.019cm" svg:x="1.383cm" svg:y="16.888cm">
          <draw:image xlink:href="Pictures/10000000000001F50000059E616E3B38.png" xlink:type="simple" xlink:show="embed" xlink:actuate="onLoad" draw:mime-type="image/png">
            <text:p/>
          </draw:image>
        </draw:frame>
        <draw:custom-shape draw:style-name="gr2" draw:text-style-name="P3" draw:layer="layout" svg:width="0.318cm" svg:height="0.318cm" svg:x="1.887cm" svg:y="4.927cm">
          <text:p text:style-name="P2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2cm" svg:y="5.882cm">
          <text:p text:style-name="P2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5cm" svg:y="6.183cm">
          <text:p text:style-name="P2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454cm" svg:y="10.271cm">
          <text:p text:style-name="P2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9.917cm" svg:y="11.077cm">
          <text:p text:style-name="P2"><text:span text:style-name="T1">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6.714cm" svg:y="7.032cm">
          <text:p text:style-name="P2"><text:span text:style-name="T1">6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7.132cm" svg:y="9.037cm">
          <text:p text:style-name="P2"><text:span text:style-name="T1">6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7.133cm" svg:y="9.038cm">
          <text:p text:style-name="P2"><text:span text:style-name="T1">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6.74cm" svg:y="12.506cm">
          <text:p text:style-name="P2"><text:span text:style-name="T1">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5.444cm" svg:y="8.036cm">
          <text:p text:style-name="P2"><text:span text:style-name="T1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27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01T08:16:30.521220300</dc:date>
    <meta:editing-duration>PT26M19S</meta:editing-duration>
    <meta:editing-cycles>8</meta:editing-cycles>
    <meta:generator>LibreOffice/25.2.5.2$Windows_X86_64 LibreOffice_project/03d19516eb2e1dd5d4ccd751a0d6f35f35e08022</meta:generator>
    <meta:document-statistic meta:object-count="13"/>
  </office:meta>
</office:document-meta>
</file>